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TEXT_1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3">
          <table:table-cell office:value-type="string" calcext:value-type="string">
            <text:p>PROLOGUE_TEXT_2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.</text:p>
          </table:table-cell>
          <table:table-cell/>
        </table:table-row>
        <table:table-row table:style-name="ro1">
          <table:table-cell office:value-type="string" calcext:value-type="string">
            <text:p>PROLOGUE_TEXT_3</text:p>
          </table:table-cell>
          <table:table-cell/>
          <table:table-cell office:value-type="string" calcext:value-type="string">
            <text:p>“Нужно найти хоть что-то полезное” - в голове пронеслась мысль</text:p>
          </table:table-cell>
          <table:table-cell/>
        </table:table-row>
        <table:table-row table:style-name="ro4">
          <table:table-cell office:value-type="string" calcext:value-type="string">
            <text:p>PROLOGUE_TEXT_4</text:p>
          </table:table-cell>
          <table:table-cell/>
          <table:table-cell office:value-type="string" calcext:value-type="string">
            <text:p>Все время, что я обследовал дома, меня не покидало странное чувство слежки. Чувствовал странное теплое дыхание, откуда-то из темноты. Удары когтей о пол разносились эхом по помещениям. Наконец, хищник решился напасть...</text:p>
          </table:table-cell>
          <table:table-cell/>
        </table:table-row>
        <table:table-row table:style-name="ro4">
          <table:table-cell office:value-type="string" calcext:value-type="string">
            <text:p>PROLOGUE_TEXT_5</text:p>
          </table:table-cell>
          <table:table-cell/>
          <table:table-cell office:value-type="string" calcext:value-type="string">
            <text:p>Это была небольшая облезлая дворняга. Сильно голодная и обозлённая на любого, кто захочет претендовать на право забрать немногочисленные запасы консервированного мяса. Она ринулась на меня, пытаясь рвать мою плоть.</text:p>
          </table:table-cell>
          <table:table-cell/>
        </table:table-row>
        <table:table-row table:style-name="ro4">
          <table:table-cell office:value-type="string" calcext:value-type="string">
            <text:p>PROLOGUE_TEXT_6</text:p>
          </table:table-cell>
          <table:table-cell/>
          <table:table-cell office:value-type="string" calcext:value-type="string">
            <text:p>Естественно, мне пришлось отмахиваться подручными средствами. На стене висели старые вилы и коса Первое выглядело заманчивым вариантом, чтобы выдержать дистанцию и за счёт силы замаха поразить вымотанное голодное создание.</text:p>
          </table:table-cell>
          <table:table-cell/>
        </table:table-row>
        <table:table-row table:style-name="ro4">
          <table:table-cell office:value-type="string" calcext:value-type="string">
            <text:p>PROLOGUE_TEXT_7</text:p>
          </table:table-cell>
          <table:table-cell/>
          <table:table-cell office:value-type="string" calcext:value-type="string">
            <text:p>Вилы вонзились в туловище бедного животного, то издало жалобный предсмертный писк, подобно кутёнку, которому наступили на лапку. Было, конечно же, жалко, однако, она навряд ли бы сожалела о содеянном, раздирая меня на суповой набор. </text:p>
          </table:table-cell>
          <table:table-cell/>
        </table:table-row>
        <table:table-row table:style-name="ro2">
          <table:table-cell office:value-type="string" calcext:value-type="string">
            <text:p>PROLOGUE_TEXT_8</text:p>
          </table:table-cell>
          <table:table-cell/>
          <table:table-cell office:value-type="string" calcext:value-type="string">
            <text:p>Забрав припасы, я закинул их в вещь-мешок *получен предмет: припасы* и направился к выходу из дома.</text:p>
          </table:table-cell>
          <table:table-cell/>
        </table:table-row>
        <table:table-row table:style-name="ro1">
          <table:table-cell office:value-type="string" calcext:value-type="string">
            <text:p>PROLOGUE_TEXT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TEXT_10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.00.0000</text:date>, <text:time style:data-style-name="N2" text:time-value="18:03:14.19550334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8:18:55.965376230</dc:date>
    <meta:editing-duration>PT2H5M34S</meta:editing-duration>
    <meta:editing-cycles>17</meta:editing-cycles>
    <meta:generator>LibreOffice/25.2.3.2$Linux_X86_64 LibreOffice_project/520$Build-2</meta:generator>
    <meta:document-statistic meta:table-count="1" meta:cell-count="26" meta:object-count="0"/>
    <meta:user-defined meta:name=""/>
  </office:meta>
</office:document-meta>
</file>